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erif" svg:font-family="Serif"/>
    <style:font-face style:name="hin54" svg:font-family="hin54" style:font-pitch="variable"/>
    <style:font-face style:name="hin54binv" svg:font-family="hin54binv" style:font-pitch="variable"/>
    <style:font-face style:name="hin58" svg:font-family="hin58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6701in" fo:break-before="auto" style:use-optimal-row-height="false"/>
    </style:style>
    <style:style style:name="ro3" style:family="table-row">
      <style:table-row-properties style:row-height="0.7457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4" fo:font-size="20pt" fo:font-style="normal" fo:text-shadow="none" style:text-underline-style="none" fo:font-weight="normal" style:font-size-asian="20pt" style:font-style-asian="normal" style:font-weight-asian="normal" style:font-name-complex="Serif" style:font-size-complex="20pt" style:font-style-complex="normal" style:font-weight-complex="normal"/>
    </style:style>
    <style:style style:name="ce7" style:family="table-cell" style:parent-style-name="Default">
      <style:table-cell-properties fo:background-color="#ff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4" fo:font-size="20pt" fo:font-style="normal" fo:text-shadow="none" style:text-underline-style="none" fo:font-weight="normal" style:font-size-asian="20pt" style:font-style-asian="normal" style:font-weight-asian="normal" style:font-name-complex="Serif" style:font-size-complex="2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4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4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0" style:family="table-cell" style:parent-style-name="Default">
      <style:table-cell-properties style:vertical-align="middle"/>
      <style:text-properties style:font-name="hin54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8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4" fo:font-size="20pt" fo:font-style="normal" fo:text-shadow="none" style:text-underline-style="none" fo:font-weight="normal" style:font-size-asian="20pt" style:font-style-asian="normal" style:font-weight-asian="normal" style:font-name-complex="Serif" style:font-size-complex="20pt" style:font-style-complex="normal" style:font-weight-complex="normal"/>
    </style:style>
    <style:style style:name="ce16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hin54" fo:font-size="20pt" fo:font-style="normal" fo:text-shadow="none" style:text-underline-style="none" fo:font-weight="normal" style:font-size-asian="20pt" style:font-style-asian="normal" style:font-weight-asian="normal" style:font-name-complex="Serif" style:font-size-complex="20pt" style:font-style-complex="normal" style:font-weight-complex="normal"/>
    </style:style>
    <style:style style:name="ce17" style:family="table-cell" style:parent-style-name="Default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4" fo:font-size="20pt" fo:font-style="normal" fo:text-shadow="none" style:text-underline-style="none" fo:font-weight="normal" style:font-size-asian="20pt" style:font-style-asian="normal" style:font-weight-asian="normal" style:font-name-complex="Serif" style:font-size-complex="20pt" style:font-style-complex="normal" style:font-weight-complex="normal"/>
    </style:style>
    <style:style style:name="ce18" style:family="table-cell" style:parent-style-name="Default">
      <style:table-cell-properties fo:background-color="#fdff8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in54" fo:font-size="20pt" fo:font-style="normal" fo:text-shadow="none" style:text-underline-style="none" fo:font-weight="normal" style:font-size-asian="20pt" style:font-style-asian="normal" style:font-weight-asian="normal" style:font-name-complex="Serif" style:font-size-complex="2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vertical-align="middle"/>
    </style:style>
    <style:style style:name="T1" style:family="text">
      <style:text-properties style:font-name="hin54binv"/>
    </style:style>
    <style:style style:name="T2" style:family="text">
      <style:text-properties style:language-asian="zh" style:country-asian="CN" style:font-size-complex="20pt" style:font-name="hin54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size-asian="20pt" fo:color="#000000" style:font-name-asian="Linux Libertine G" style:font-name-complex="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asian="zh" style:country-asian="CN" style:font-size-complex="20pt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size-asian="20pt" fo:color="#000000" style:font-name-asian="Linux Libertine G" style:font-name-complex="Serif" style:font-weight-asian="normal" style:font-weight-complex="normal" style:font-style-asian="normal" style:font-style-complex="normal" style:text-emphasize="none" style:font-relief="none" style:text-overline-style="none" style:text-overline-color="font-color" style:font-name="hin54binv"/>
    </style:style>
    <style:style style:name="T4" style:family="text">
      <style:text-properties style:font-size-asian="20pt" style:font-size-complex="20pt" style:font-name="hin58"/>
    </style:style>
    <style:style style:name="T5" style:family="text">
      <style:text-properties style:font-name="hin54binv" fo:font-size="20pt" style:font-size-asian="20pt" style:font-size-complex="20pt"/>
    </style:style>
    <style:style style:name="T6" style:family="text">
      <style:text-properties style:font-name="hin58"/>
    </style:style>
    <style:style style:name="T7" style:family="text">
      <style:text-properties style:font-name="Ari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20pt" style:font-size-asian="2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20pt" fo:color="#000000"/>
    </style:style>
    <style:style style:name="T8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20pt" style:font-size-asian="2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20pt" fo:color="#000000" style:font-name="hin58"/>
    </style:style>
    <style:style style:name="T9" style:family="text">
      <style:text-properties style:font-name="hin58" fo:color="#650953"/>
    </style:style>
    <style:style style:name="T10" style:family="text">
      <style:text-properties style:font-name="hin58" fo:color="#0000ff"/>
    </style:style>
    <style:style style:name="T11" style:family="text">
      <style:text-properties fo:color="#813709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20pt" style:font-size-asian="2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20pt" style:font-name="hin58"/>
    </style:style>
    <style:style style:name="T1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20pt" style:font-size-asian="2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20pt" style:font-name="hin58" fo:color="#000000"/>
    </style:style>
    <style:style style:name="T1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20pt" style:font-size-asian="20pt" style:font-name-complex="Arial" style:font-name-asian="Linux Libertine G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20pt" fo:color="#0000ff" style:font-name="hin58"/>
    </style:style>
    <style:style style:name="T14" style:family="text">
      <style:text-properties style:font-size-asian="14pt" style:language-asian="zh" style:country-asian="CN" style:font-name-complex="Arial" style:font-weight-asian="normal" style:font-weight-complex="normal" style:font-style-asian="normal" style:font-style-complex="normal" style:text-emphasize="none" style:font-relief="none" style:font-name="hin58" style:font-name-asian="Linux Libertine G" fo:font-weight="normal"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color="#a7074b" style:font-size-complex="14pt"/>
    </style:style>
    <style:style style:name="T15" style:family="text">
      <style:text-properties style:font-size-asian="14pt" style:language-asian="zh" style:country-asian="CN" style:font-name-complex="Arial" style:font-weight-asian="normal" style:font-weight-complex="normal" style:font-style-asian="normal" style:font-style-complex="normal" style:text-emphasize="none" style:font-relief="none" style:font-name="hin58" style:font-name-asian="Linux Libertine G" fo:font-weight="normal"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4pt" fo:color="#d62e4e"/>
    </style:style>
    <style:style style:name="T16" style:family="text">
      <style:text-properties style:font-size-asian="14pt" style:language-asian="zh" style:country-asian="CN" style:font-name-complex="Arial" style:font-weight-asian="normal" style:font-weight-complex="normal" style:font-style-asian="normal" style:font-style-complex="normal" style:text-emphasize="none" style:font-relief="none" style:font-name="hin58" style:font-name-asian="Linux Libertine G" fo:font-weight="normal"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4pt" fo:color="#784b04"/>
    </style:style>
    <style:style style:name="T17" style:family="text">
      <style:text-properties style:font-size-asian="14pt" style:language-asian="zh" style:country-asian="CN" style:font-name-complex="Arial" style:font-weight-asian="normal" style:font-weight-complex="normal" style:font-style-asian="normal" style:font-style-complex="normal" style:text-emphasize="none" style:font-relief="none" style:font-name-asian="Linux Libertine G" fo:font-weight="normal"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4pt" style:font-name="hin58" fo:color="#a7074b"/>
    </style:style>
    <style:style style:name="T18" style:family="text">
      <style:text-properties style:font-size-asian="14pt" style:language-asian="zh" style:country-asian="CN" style:font-name-complex="Arial" style:font-weight-asian="normal" style:font-weight-complex="normal" style:font-style-asian="normal" style:font-style-complex="normal" style:text-emphasize="none" style:font-relief="none" style:font-name-asian="Linux Libertine G" fo:font-weight="normal"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4pt" style:font-name="hin58" fo:color="#784b04"/>
    </style:style>
    <style:style style:name="T19" style:family="text">
      <style:text-properties style:font-weight-complex="bold" style:font-weight-asian="bold" fo:font-weight="bold" style:language-asian="zh" style:country-asian="CN" style:font-name-complex="Arial" style:font-style-asian="normal" style:font-style-complex="normal" style:text-emphasize="none" style:font-relief="none" style:font-name-asian="Linux Libertine G"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4pt" style:font-name="hin58" fo:color="#000000" style:font-size-asian="14pt"/>
    </style:style>
    <style:style style:name="T20" style:family="text">
      <style:text-properties style:language-asian="zh" style:country-asian="CN" style:font-name-complex="Arial" style:font-style-asian="normal" style:font-style-complex="normal" style:text-emphasize="none" style:font-relief="none" style:font-name-asian="Linux Libertine G" style:text-overline-style="none" style:text-overline-color="font-colo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ize-complex="14pt" style:font-name="hin58" style:font-size-asian="14pt" fo:font-weight="normal" style:font-weight-asian="normal" style:font-weight-complex="normal" fo:color="#0000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17" table:default-cell-style-name="ce13"/>
        <table:table-column table:style-name="co2" table:number-columns-repeated="1005" table:default-cell-style-name="ce13"/>
        <table:table-row table:style-name="ro1">
          <table:table-cell table:style-name="ce6" office:value-type="string" calcext:value-type="string">
            <text:p>1<text:span text:style-name="T1">1</text:span></text:p>
          </table:table-cell>
          <table:table-cell table:style-name="ce6" office:value-type="string" calcext:value-type="string">
            <text:p>2<text:span text:style-name="T1">2</text:span></text:p>
          </table:table-cell>
          <table:table-cell table:style-name="ce6" office:value-type="string" calcext:value-type="string">
            <text:p>3<text:span text:style-name="T1">3</text:span></text:p>
          </table:table-cell>
          <table:table-cell table:style-name="ce6" office:value-type="string" calcext:value-type="string">
            <text:p>4<text:span text:style-name="T1">4</text:span></text:p>
          </table:table-cell>
          <table:table-cell table:style-name="ce6" office:value-type="string" calcext:value-type="string">
            <text:p>5<text:span text:style-name="T1">5</text:span></text:p>
          </table:table-cell>
          <table:table-cell table:style-name="ce6" office:value-type="string" calcext:value-type="string">
            <text:p>6<text:span text:style-name="T1">6</text:span></text:p>
          </table:table-cell>
          <table:table-cell table:style-name="ce6" office:value-type="string" calcext:value-type="string">
            <text:p>7<text:span text:style-name="T1">7</text:span></text:p>
          </table:table-cell>
          <table:table-cell table:style-name="ce6" office:value-type="string" calcext:value-type="string">
            <text:p>8<text:span text:style-name="T1">8</text:span></text:p>
          </table:table-cell>
          <table:table-cell table:style-name="ce6" office:value-type="string" calcext:value-type="string">
            <text:p>9<text:span text:style-name="T1">9</text:span></text:p>
          </table:table-cell>
          <table:table-cell table:style-name="ce6" office:value-type="string" calcext:value-type="string">
            <text:p>L<text:span text:style-name="T1">L</text:span></text:p>
          </table:table-cell>
          <table:table-cell table:style-name="ce6" office:value-type="string" calcext:value-type="string">
            <text:p>J<text:span text:style-name="T1">J</text:span></text:p>
          </table:table-cell>
          <table:table-cell table:style-name="ce6" office:value-type="string" calcext:value-type="string">
            <text:p>Q<text:span text:style-name="T1">Q</text:span></text:p>
          </table:table-cell>
          <table:table-cell table:style-name="ce6" office:value-type="string" calcext:value-type="string">
            <text:p>W<text:span text:style-name="T1">W</text:span></text:p>
          </table:table-cell>
          <table:table-cell table:style-name="ce6" office:value-type="string" calcext:value-type="string">
            <text:p>X<text:span text:style-name="T1">X</text:span></text:p>
          </table:table-cell>
          <table:table-cell table:style-name="ce6" office:value-type="string" calcext:value-type="string">
            <text:p>F<text:span text:style-name="T1">F</text:span></text:p>
          </table:table-cell>
          <table:table-cell table:style-name="ce6" office:value-type="string" calcext:value-type="string">
            <text:p>10<text:span text:style-name="T1">10</text:span></text:p>
          </table:table-cell>
          <table:table-cell table:style-name="ce6" office:value-type="string" calcext:value-type="string">
            <text:p>11<text:span text:style-name="T1">11</text:span></text:p>
          </table:table-cell>
          <table:table-cell table:style-name="ce6" office:value-type="string" calcext:value-type="string">
            <text:p>12<text:span text:style-name="T1">12</text:span></text:p>
          </table:table-cell>
          <table:table-cell table:style-name="ce19" table:number-columns-repeated="7"/>
          <table:table-cell table:style-name="ce20" table:number-columns-repeated="998"/>
        </table:table-row>
        <table:table-row table:style-name="ro2">
          <table:table-cell table:style-name="ce7" office:value-type="string" calcext:value-type="string">
            <text:p><text:span text:style-name="T2">1</text:span><text:span text:style-name="T3">1</text:span></text:p>
            <text:p><text:span text:style-name="T4">h</text:span></text:p>
          </table:table-cell>
          <table:table-cell table:style-name="ce11" office:value-type="string" calcext:value-type="string" table:number-columns-spanned="16" table:number-rows-spanned="1">
            <text:p><text:span text:style-name="T7"> </text:span><text:span text:style-name="T8">hinDi bhasa &amp; 8finger maths mein chemistry periodic tebl</text:span><text:span text:style-name="T6"> </text:span><text:span text:style-name="T9">#8fgrm</text:span><text:span text:style-name="T6"> </text:span><text:span text:style-name="T10">fb.com/8fgrm</text:span></text:p>
            <text:p><text:span text:style-name="T11">tvitter.com/etphor </text:span><text:span text:style-name="T12">Zava8.gitHub.io </text:span><text:span text:style-name="T13">fb.com/hin584 </text:span><text:span text:style-name="T12">fb.com/bhasa584</text:span></text:p>
          </table:table-cell>
          <table:covered-table-cell table:number-columns-repeated="15" table:style-name="ce11"/>
          <table:table-cell table:style-name="ce7" office:value-type="string" calcext:value-type="string">
            <text:p><text:span text:style-name="T2">2</text:span><text:span text:style-name="T3">2</text:span></text:p>
            <text:p><text:span text:style-name="T4">he</text:span></text:p>
          </table:table-cell>
          <table:table-cell table:style-name="ce12" table:number-columns-repeated="7"/>
          <table:table-cell table:number-columns-repeated="998"/>
        </table:table-row>
        <table:table-row table:style-name="ro2">
          <table:table-cell table:style-name="ce7" office:value-type="string" calcext:value-type="string">
            <text:p>3<text:span text:style-name="T5">3</text:span></text:p>
            <text:p><text:span text:style-name="T6">li</text:span></text:p>
          </table:table-cell>
          <table:table-cell table:style-name="ce7" office:value-type="string" calcext:value-type="string">
            <text:p>4<text:span text:style-name="T5">4</text:span></text:p>
            <text:p><text:span text:style-name="T6">be</text:span></text:p>
          </table:table-cell>
          <table:table-cell table:style-name="ce14" office:value-type="string" calcext:value-type="string" table:number-columns-spanned="10" table:number-rows-spanned="2">
            <text:p><text:span text:style-name="T14">1hydrogen 2helium 3liThium 4berilium</text:span><text:span text:style-name="T15"> </text:span><text:span text:style-name="T16">5boron 6carbon 7nitrogen 8oxygen 9florine L-neon </text:span><text:span text:style-name="T17">J=sodium Q-magnesium </text:span><text:span text:style-name="T18">W-aluminium X-silicon Fphosphorus 10sulphur 11chlorine 12argon </text:span><text:span text:style-name="T17">13potassium 14calcium</text:span></text:p>
            <text:p><text:span text:style-name="T19">skTi vikrmn fiko nikuzn : </text:span><text:span text:style-name="T20">15scandium 16titanium 17vandanium 18chromium 19manganesium 1L-ferrous(iron) 1J-cobalt 1Q-nickle 1W-copper 1X-zinc</text:span></text:p>
          </table:table-cell>
          <table:covered-table-cell table:number-columns-repeated="9" table:style-name="ce11"/>
          <table:table-cell table:style-name="ce18" office:value-type="string" calcext:value-type="string">
            <text:p>5<text:span text:style-name="T5">5</text:span></text:p>
            <text:p><text:span text:style-name="T6">b</text:span></text:p>
          </table:table-cell>
          <table:table-cell table:style-name="ce18" office:value-type="string" calcext:value-type="string">
            <text:p>6<text:span text:style-name="T5">5</text:span></text:p>
            <text:p><text:span text:style-name="T6">c</text:span></text:p>
          </table:table-cell>
          <table:table-cell table:style-name="ce18" office:value-type="string" calcext:value-type="string">
            <text:p>7<text:span text:style-name="T5">7</text:span></text:p>
            <text:p><text:span text:style-name="T6">n</text:span></text:p>
          </table:table-cell>
          <table:table-cell table:style-name="ce18" office:value-type="string" calcext:value-type="string">
            <text:p>8<text:span text:style-name="T5">8</text:span></text:p>
            <text:p><text:span text:style-name="T6">o</text:span></text:p>
          </table:table-cell>
          <table:table-cell table:style-name="ce18" office:value-type="string" calcext:value-type="string">
            <text:p>9<text:span text:style-name="T5">9</text:span></text:p>
            <text:p><text:span text:style-name="T6">f</text:span></text:p>
          </table:table-cell>
          <table:table-cell table:style-name="ce18" office:value-type="string" calcext:value-type="string">
            <text:p>L<text:span text:style-name="T5">L</text:span></text:p>
            <text:p><text:span text:style-name="T6">ne</text:span></text:p>
          </table:table-cell>
          <table:table-cell table:style-name="ce12" table:number-columns-repeated="7"/>
          <table:table-cell table:number-columns-repeated="998"/>
        </table:table-row>
        <table:table-row table:style-name="ro2">
          <table:table-cell table:style-name="ce7" office:value-type="string" calcext:value-type="string">
            <text:p>J<text:span text:style-name="T5">J</text:span></text:p>
            <text:p><text:span text:style-name="T6">na</text:span></text:p>
          </table:table-cell>
          <table:table-cell table:style-name="ce7" office:value-type="string" calcext:value-type="string">
            <text:p>Q<text:span text:style-name="T5">Q</text:span></text:p>
            <text:p><text:span text:style-name="T6">mg</text:span></text:p>
          </table:table-cell>
          <table:covered-table-cell table:number-columns-repeated="10" table:style-name="ce11"/>
          <table:table-cell table:style-name="ce18" office:value-type="string" calcext:value-type="string">
            <text:p>W<text:span text:style-name="T5">W</text:span></text:p>
            <text:p><text:span text:style-name="T6">al</text:span></text:p>
          </table:table-cell>
          <table:table-cell table:style-name="ce18" office:value-type="string" calcext:value-type="string">
            <text:p>X<text:span text:style-name="T5">X</text:span></text:p>
            <text:p><text:span text:style-name="T6">si</text:span></text:p>
          </table:table-cell>
          <table:table-cell table:style-name="ce18" office:value-type="string" calcext:value-type="string">
            <text:p>F<text:span text:style-name="T5">F</text:span></text:p>
            <text:p><text:span text:style-name="T6">p</text:span></text:p>
          </table:table-cell>
          <table:table-cell table:style-name="ce18" office:value-type="string" calcext:value-type="string">
            <text:p>10<text:span text:style-name="T5">10</text:span></text:p>
            <text:p><text:span text:style-name="T6">s</text:span></text:p>
          </table:table-cell>
          <table:table-cell table:style-name="ce18" office:value-type="string" calcext:value-type="string">
            <text:p>11<text:span text:style-name="T5">11</text:span></text:p>
            <text:p><text:span text:style-name="T6">cl</text:span></text:p>
          </table:table-cell>
          <table:table-cell table:style-name="ce18" office:value-type="string" calcext:value-type="string">
            <text:p>12<text:span text:style-name="T5">12</text:span></text:p>
            <text:p><text:span text:style-name="T6">ar</text:span></text:p>
          </table:table-cell>
          <table:table-cell table:style-name="ce12" table:number-columns-repeated="7"/>
          <table:table-cell table:number-columns-repeated="998"/>
        </table:table-row>
        <table:table-row table:style-name="ro2">
          <table:table-cell table:style-name="ce7" office:value-type="string" calcext:value-type="string">
            <text:p>13<text:span text:style-name="T5">13</text:span></text:p>
            <text:p><text:span text:style-name="T6">k</text:span></text:p>
          </table:table-cell>
          <table:table-cell table:style-name="ce7" office:value-type="string" calcext:value-type="string">
            <text:p>14<text:span text:style-name="T5">14</text:span></text:p>
            <text:p><text:span text:style-name="T6">ca</text:span></text:p>
          </table:table-cell>
          <table:table-cell table:style-name="ce15" office:value-type="string" calcext:value-type="string">
            <text:p>15<text:span text:style-name="T5">15</text:span></text:p>
            <text:p><text:span text:style-name="T6">sc</text:span></text:p>
          </table:table-cell>
          <table:table-cell table:style-name="ce15" office:value-type="string" calcext:value-type="string">
            <text:p>16<text:span text:style-name="T5">16</text:span></text:p>
            <text:p><text:span text:style-name="T6">ti</text:span></text:p>
          </table:table-cell>
          <table:table-cell table:style-name="ce15" office:value-type="string" calcext:value-type="string">
            <text:p>17<text:span text:style-name="T5">17</text:span></text:p>
            <text:p><text:span text:style-name="T6">v</text:span></text:p>
          </table:table-cell>
          <table:table-cell table:style-name="ce15" office:value-type="string" calcext:value-type="string">
            <text:p>18<text:span text:style-name="T5">18</text:span></text:p>
            <text:p><text:span text:style-name="T6">cr</text:span></text:p>
          </table:table-cell>
          <table:table-cell table:style-name="ce15" office:value-type="string" calcext:value-type="string">
            <text:p>19<text:span text:style-name="T5">19</text:span></text:p>
            <text:p><text:span text:style-name="T6">mn</text:span></text:p>
          </table:table-cell>
          <table:table-cell table:style-name="ce15" office:value-type="string" calcext:value-type="string">
            <text:p>1L<text:span text:style-name="T5">1L</text:span></text:p>
            <text:p><text:span text:style-name="T6">fe</text:span></text:p>
          </table:table-cell>
          <table:table-cell table:style-name="ce15" office:value-type="string" calcext:value-type="string">
            <text:p>1J<text:span text:style-name="T5">1J</text:span></text:p>
            <text:p><text:span text:style-name="T6">co</text:span></text:p>
          </table:table-cell>
          <table:table-cell table:style-name="ce15" office:value-type="string" calcext:value-type="string">
            <text:p>1Q<text:span text:style-name="T5">1Q</text:span></text:p>
            <text:p><text:span text:style-name="T6">ni</text:span></text:p>
          </table:table-cell>
          <table:table-cell table:style-name="ce15" office:value-type="string" calcext:value-type="string">
            <text:p>1W<text:span text:style-name="T5">1W</text:span></text:p>
            <text:p><text:span text:style-name="T6">cu</text:span></text:p>
          </table:table-cell>
          <table:table-cell table:style-name="ce15" office:value-type="string" calcext:value-type="string">
            <text:p>1X<text:span text:style-name="T5">1X</text:span></text:p>
            <text:p><text:span text:style-name="T6">zn</text:span></text:p>
          </table:table-cell>
          <table:table-cell table:style-name="ce18" office:value-type="string" calcext:value-type="string">
            <text:p>1F<text:span text:style-name="T5">1F</text:span></text:p>
            <text:p><text:span text:style-name="T6">ga</text:span></text:p>
          </table:table-cell>
          <table:table-cell table:style-name="ce18" office:value-type="string" calcext:value-type="string">
            <text:p>20<text:span text:style-name="T5">20</text:span></text:p>
            <text:p><text:span text:style-name="T6">ge</text:span></text:p>
          </table:table-cell>
          <table:table-cell table:style-name="ce18" office:value-type="string" calcext:value-type="string">
            <text:p>21<text:span text:style-name="T5">21</text:span></text:p>
            <text:p><text:span text:style-name="T6">as</text:span></text:p>
          </table:table-cell>
          <table:table-cell table:style-name="ce18" office:value-type="string" calcext:value-type="string">
            <text:p>22<text:span text:style-name="T5">22</text:span></text:p>
            <text:p><text:span text:style-name="T6">se</text:span></text:p>
          </table:table-cell>
          <table:table-cell table:style-name="ce18" office:value-type="string" calcext:value-type="string">
            <text:p>23<text:span text:style-name="T5">23</text:span></text:p>
            <text:p><text:span text:style-name="T6">br</text:span></text:p>
          </table:table-cell>
          <table:table-cell table:style-name="ce18" office:value-type="string" calcext:value-type="string">
            <text:p>24<text:span text:style-name="T5">24</text:span></text:p>
            <text:p><text:span text:style-name="T6">kr</text:span></text:p>
          </table:table-cell>
          <table:table-cell table:style-name="ce12" table:number-columns-repeated="7"/>
          <table:table-cell table:number-columns-repeated="998"/>
        </table:table-row>
        <table:table-row table:style-name="ro2">
          <table:table-cell table:style-name="ce7" office:value-type="string" calcext:value-type="string">
            <text:p>25<text:span text:style-name="T5">25</text:span></text:p>
            <text:p><text:span text:style-name="T6">rb</text:span></text:p>
          </table:table-cell>
          <table:table-cell table:style-name="ce7" office:value-type="string" calcext:value-type="string">
            <text:p>26<text:span text:style-name="T5">26</text:span></text:p>
            <text:p><text:span text:style-name="T6">sr</text:span></text:p>
          </table:table-cell>
          <table:table-cell table:style-name="ce15" office:value-type="string" calcext:value-type="string">
            <text:p>27<text:span text:style-name="T5">27</text:span></text:p>
            <text:p><text:span text:style-name="T6">y</text:span></text:p>
          </table:table-cell>
          <table:table-cell table:style-name="ce15" office:value-type="string" calcext:value-type="string">
            <text:p>28<text:span text:style-name="T5">28</text:span></text:p>
            <text:p><text:span text:style-name="T6">zr</text:span></text:p>
          </table:table-cell>
          <table:table-cell table:style-name="ce15" office:value-type="string" calcext:value-type="string">
            <text:p>29<text:span text:style-name="T5">29</text:span></text:p>
            <text:p><text:span text:style-name="T6">nb</text:span></text:p>
          </table:table-cell>
          <table:table-cell table:style-name="ce15" office:value-type="string" calcext:value-type="string">
            <text:p>2L<text:span text:style-name="T5">2L</text:span></text:p>
            <text:p><text:span text:style-name="T6">mo</text:span></text:p>
          </table:table-cell>
          <table:table-cell table:style-name="ce15" office:value-type="string" calcext:value-type="string">
            <text:p>2J<text:span text:style-name="T5">2J</text:span></text:p>
            <text:p><text:span text:style-name="T6">tc</text:span></text:p>
          </table:table-cell>
          <table:table-cell table:style-name="ce15" office:value-type="string" calcext:value-type="string">
            <text:p>2Q<text:span text:style-name="T5">2Q</text:span></text:p>
            <text:p><text:span text:style-name="T6">ru</text:span></text:p>
          </table:table-cell>
          <table:table-cell table:style-name="ce15" office:value-type="string" calcext:value-type="string">
            <text:p>2W<text:span text:style-name="T5">2W</text:span></text:p>
            <text:p><text:span text:style-name="T6">rh</text:span></text:p>
          </table:table-cell>
          <table:table-cell table:style-name="ce15" office:value-type="string" calcext:value-type="string">
            <text:p>2X<text:span text:style-name="T5">2X</text:span></text:p>
            <text:p><text:span text:style-name="T6">pd</text:span></text:p>
          </table:table-cell>
          <table:table-cell table:style-name="ce15" office:value-type="string" calcext:value-type="string">
            <text:p>2F<text:span text:style-name="T5">2F</text:span></text:p>
            <text:p><text:span text:style-name="T6">ag</text:span></text:p>
          </table:table-cell>
          <table:table-cell table:style-name="ce15" office:value-type="string" calcext:value-type="string">
            <text:p>30<text:span text:style-name="T5">30</text:span></text:p>
            <text:p><text:span text:style-name="T6">cd</text:span></text:p>
          </table:table-cell>
          <table:table-cell table:style-name="ce18" office:value-type="string" calcext:value-type="string">
            <text:p>31<text:span text:style-name="T5">31</text:span></text:p>
            <text:p><text:span text:style-name="T6">in</text:span></text:p>
          </table:table-cell>
          <table:table-cell table:style-name="ce18" office:value-type="string" calcext:value-type="string">
            <text:p>32<text:span text:style-name="T5">32</text:span></text:p>
            <text:p><text:span text:style-name="T6">sn</text:span></text:p>
          </table:table-cell>
          <table:table-cell table:style-name="ce18" office:value-type="string" calcext:value-type="string">
            <text:p>33<text:span text:style-name="T5">33</text:span></text:p>
            <text:p><text:span text:style-name="T6">sb</text:span></text:p>
          </table:table-cell>
          <table:table-cell table:style-name="ce18" office:value-type="string" calcext:value-type="string">
            <text:p>34<text:span text:style-name="T5">34</text:span></text:p>
            <text:p><text:span text:style-name="T6">te</text:span></text:p>
          </table:table-cell>
          <table:table-cell table:style-name="ce18" office:value-type="string" calcext:value-type="string">
            <text:p>35<text:span text:style-name="T5">35</text:span></text:p>
            <text:p><text:span text:style-name="T6">i</text:span></text:p>
          </table:table-cell>
          <table:table-cell table:style-name="ce18" office:value-type="string" calcext:value-type="string">
            <text:p>36<text:span text:style-name="T5">36</text:span></text:p>
            <text:p><text:span text:style-name="T6">xe</text:span></text:p>
          </table:table-cell>
          <table:table-cell table:style-name="ce12" table:number-columns-repeated="7"/>
          <table:table-cell table:number-columns-repeated="998"/>
        </table:table-row>
        <table:table-row table:style-name="ro2">
          <table:table-cell table:style-name="ce7" office:value-type="string" calcext:value-type="string">
            <text:p>37<text:span text:style-name="T5">37</text:span></text:p>
            <text:p><text:span text:style-name="T6">cs</text:span></text:p>
          </table:table-cell>
          <table:table-cell table:style-name="ce7" office:value-type="string" calcext:value-type="string">
            <text:p>38<text:span text:style-name="T5">38</text:span></text:p>
            <text:p><text:span text:style-name="T6">ba</text:span></text:p>
          </table:table-cell>
          <table:table-cell table:style-name="ce16" office:value-type="string" calcext:value-type="string">
            <text:p>47<text:span text:style-name="T5">47</text:span></text:p>
            <text:p><text:span text:style-name="T6">lu</text:span></text:p>
          </table:table-cell>
          <table:table-cell table:style-name="ce15" office:value-type="string" calcext:value-type="string">
            <text:p>48<text:span text:style-name="T5">48</text:span></text:p>
            <text:p><text:span text:style-name="T6">hf</text:span></text:p>
          </table:table-cell>
          <table:table-cell table:style-name="ce15" office:value-type="string" calcext:value-type="string">
            <text:p>49<text:span text:style-name="T5">49</text:span></text:p>
            <text:p><text:span text:style-name="T6">ta</text:span></text:p>
          </table:table-cell>
          <table:table-cell table:style-name="ce15" office:value-type="string" calcext:value-type="string">
            <text:p>4L<text:span text:style-name="T5">4L</text:span></text:p>
            <text:p><text:span text:style-name="T6">w</text:span></text:p>
          </table:table-cell>
          <table:table-cell table:style-name="ce15" office:value-type="string" calcext:value-type="string">
            <text:p>4J<text:span text:style-name="T5">4J</text:span></text:p>
            <text:p><text:span text:style-name="T6">re</text:span></text:p>
          </table:table-cell>
          <table:table-cell table:style-name="ce15" office:value-type="string" calcext:value-type="string">
            <text:p>4Q<text:span text:style-name="T5">4Q</text:span></text:p>
            <text:p><text:span text:style-name="T6">os</text:span></text:p>
          </table:table-cell>
          <table:table-cell table:style-name="ce15" office:value-type="string" calcext:value-type="string">
            <text:p>4W<text:span text:style-name="T5">4W</text:span></text:p>
            <text:p><text:span text:style-name="T6">ir</text:span></text:p>
          </table:table-cell>
          <table:table-cell table:style-name="ce15" office:value-type="string" calcext:value-type="string">
            <text:p>4X<text:span text:style-name="T5">4X</text:span></text:p>
            <text:p><text:span text:style-name="T6">pt</text:span></text:p>
          </table:table-cell>
          <table:table-cell table:style-name="ce15" office:value-type="string" calcext:value-type="string">
            <text:p>4F<text:span text:style-name="T5">4F</text:span></text:p>
            <text:p><text:span text:style-name="T6">au</text:span></text:p>
          </table:table-cell>
          <table:table-cell table:style-name="ce15" office:value-type="string" calcext:value-type="string">
            <text:p>50<text:span text:style-name="T5">50</text:span></text:p>
            <text:p><text:span text:style-name="T6">hg</text:span></text:p>
          </table:table-cell>
          <table:table-cell table:style-name="ce18" office:value-type="string" calcext:value-type="string">
            <text:p>51<text:span text:style-name="T5">51</text:span></text:p>
            <text:p><text:span text:style-name="T6">ti</text:span></text:p>
          </table:table-cell>
          <table:table-cell table:style-name="ce18" office:value-type="string" calcext:value-type="string">
            <text:p>52<text:span text:style-name="T5">52</text:span></text:p>
            <text:p><text:span text:style-name="T6">pb</text:span></text:p>
          </table:table-cell>
          <table:table-cell table:style-name="ce18" office:value-type="string" calcext:value-type="string">
            <text:p>53<text:span text:style-name="T5">53</text:span></text:p>
            <text:p><text:span text:style-name="T6">bi</text:span></text:p>
          </table:table-cell>
          <table:table-cell table:style-name="ce18" office:value-type="string" calcext:value-type="string">
            <text:p>54<text:span text:style-name="T5">54</text:span></text:p>
            <text:p><text:span text:style-name="T6">po</text:span></text:p>
          </table:table-cell>
          <table:table-cell table:style-name="ce18" office:value-type="string" calcext:value-type="string">
            <text:p>55<text:span text:style-name="T5">55</text:span></text:p>
            <text:p><text:span text:style-name="T6">at</text:span></text:p>
          </table:table-cell>
          <table:table-cell table:style-name="ce18" office:value-type="string" calcext:value-type="string">
            <text:p>56<text:span text:style-name="T5">56</text:span></text:p>
            <text:p><text:span text:style-name="T6">rn</text:span></text:p>
          </table:table-cell>
          <table:table-cell table:style-name="ce12" table:number-columns-repeated="7"/>
          <table:table-cell table:number-columns-repeated="998"/>
        </table:table-row>
        <table:table-row table:style-name="ro2">
          <table:table-cell table:style-name="ce7" office:value-type="string" calcext:value-type="string">
            <text:p>57<text:span text:style-name="T5">57</text:span></text:p>
            <text:p><text:span text:style-name="T6">fr</text:span></text:p>
          </table:table-cell>
          <table:table-cell table:style-name="ce7" office:value-type="string" calcext:value-type="string">
            <text:p>58<text:span text:style-name="T5">58</text:span></text:p>
            <text:p><text:span text:style-name="T6">ra</text:span></text:p>
          </table:table-cell>
          <table:table-cell table:style-name="ce16" office:value-type="string" calcext:value-type="string">
            <text:p>67<text:span text:style-name="T5">67</text:span></text:p>
            <text:p><text:span text:style-name="T6">lr</text:span></text:p>
          </table:table-cell>
          <table:table-cell table:style-name="ce15" office:value-type="string" calcext:value-type="string">
            <text:p>68<text:span text:style-name="T5">68</text:span></text:p>
            <text:p><text:span text:style-name="T6">rf</text:span></text:p>
          </table:table-cell>
          <table:table-cell table:style-name="ce15" office:value-type="string" calcext:value-type="string">
            <text:p>69<text:span text:style-name="T5">69</text:span></text:p>
            <text:p><text:span text:style-name="T6">db</text:span></text:p>
          </table:table-cell>
          <table:table-cell table:style-name="ce15" office:value-type="string" calcext:value-type="string">
            <text:p>6L<text:span text:style-name="T5">6L</text:span></text:p>
            <text:p><text:span text:style-name="T6">sg</text:span></text:p>
          </table:table-cell>
          <table:table-cell table:style-name="ce15" office:value-type="string" calcext:value-type="string">
            <text:p>6J<text:span text:style-name="T5">6J</text:span></text:p>
            <text:p><text:span text:style-name="T6">bh</text:span></text:p>
          </table:table-cell>
          <table:table-cell table:style-name="ce15" office:value-type="string" calcext:value-type="string">
            <text:p>6Q<text:span text:style-name="T5">6Q</text:span></text:p>
            <text:p><text:span text:style-name="T6">hs</text:span></text:p>
          </table:table-cell>
          <table:table-cell table:style-name="ce15" office:value-type="string" calcext:value-type="string">
            <text:p>6W<text:span text:style-name="T5">6W</text:span></text:p>
            <text:p><text:span text:style-name="T6">mt</text:span></text:p>
          </table:table-cell>
          <table:table-cell table:style-name="ce15" office:value-type="string" calcext:value-type="string">
            <text:p>6X<text:span text:style-name="T5">6X</text:span></text:p>
            <text:p><text:span text:style-name="T6">ds</text:span></text:p>
          </table:table-cell>
          <table:table-cell table:style-name="ce15" office:value-type="string" calcext:value-type="string">
            <text:p>6F<text:span text:style-name="T5">6F</text:span></text:p>
            <text:p><text:span text:style-name="T6">rg</text:span></text:p>
          </table:table-cell>
          <table:table-cell table:style-name="ce15" office:value-type="string" calcext:value-type="string">
            <text:p>70<text:span text:style-name="T5">70</text:span></text:p>
            <text:p><text:span text:style-name="T6">cn</text:span></text:p>
          </table:table-cell>
          <table:table-cell table:style-name="ce18" office:value-type="string" calcext:value-type="string">
            <text:p>71<text:span text:style-name="T5">71</text:span></text:p>
            <text:p><text:span text:style-name="T6">nh</text:span></text:p>
          </table:table-cell>
          <table:table-cell table:style-name="ce18" office:value-type="string" calcext:value-type="string">
            <text:p>72<text:span text:style-name="T5">72</text:span></text:p>
            <text:p><text:span text:style-name="T6">fl</text:span></text:p>
          </table:table-cell>
          <table:table-cell table:style-name="ce18" office:value-type="string" calcext:value-type="string">
            <text:p>73<text:span text:style-name="T5">73</text:span></text:p>
            <text:p><text:span text:style-name="T6">mc</text:span></text:p>
          </table:table-cell>
          <table:table-cell table:style-name="ce18" office:value-type="string" calcext:value-type="string">
            <text:p>74<text:span text:style-name="T5">74</text:span></text:p>
            <text:p><text:span text:style-name="T6">lv</text:span></text:p>
          </table:table-cell>
          <table:table-cell table:style-name="ce18" office:value-type="string" calcext:value-type="string">
            <text:p>75<text:span text:style-name="T5">75</text:span></text:p>
            <text:p><text:span text:style-name="T6">ts</text:span></text:p>
          </table:table-cell>
          <table:table-cell table:style-name="ce18" office:value-type="string" calcext:value-type="string">
            <text:p>76<text:span text:style-name="T5">76</text:span></text:p>
            <text:p><text:span text:style-name="T6">og</text:span></text:p>
          </table:table-cell>
          <table:table-cell table:style-name="ce12" table:number-columns-repeated="7"/>
          <table:table-cell table:number-columns-repeated="998"/>
        </table:table-row>
        <table:table-row table:style-name="ro3">
          <table:table-cell table:style-name="ce8"/>
          <table:table-cell table:style-name="ce11"/>
          <table:table-cell table:style-name="ce17" office:value-type="string" calcext:value-type="string">
            <text:p>39<text:span text:style-name="T5">39</text:span></text:p>
            <text:p><text:span text:style-name="T6">la</text:span></text:p>
          </table:table-cell>
          <table:table-cell table:style-name="ce17" office:value-type="string" calcext:value-type="string">
            <text:p>3L<text:span text:style-name="T5">3L</text:span></text:p>
            <text:p><text:span text:style-name="T6">ce</text:span></text:p>
          </table:table-cell>
          <table:table-cell table:style-name="ce17" office:value-type="string" calcext:value-type="string">
            <text:p>3J<text:span text:style-name="T5">3J</text:span></text:p>
            <text:p><text:span text:style-name="T6">pr</text:span></text:p>
          </table:table-cell>
          <table:table-cell table:style-name="ce17" office:value-type="string" calcext:value-type="string">
            <text:p>3Q<text:span text:style-name="T5">3Q</text:span></text:p>
            <text:p><text:span text:style-name="T6">nd</text:span></text:p>
          </table:table-cell>
          <table:table-cell table:style-name="ce17" office:value-type="string" calcext:value-type="string">
            <text:p>3W<text:span text:style-name="T5">3W</text:span></text:p>
            <text:p><text:span text:style-name="T6">pm</text:span></text:p>
          </table:table-cell>
          <table:table-cell table:style-name="ce17" office:value-type="string" calcext:value-type="string">
            <text:p>3X<text:span text:style-name="T5">3X</text:span></text:p>
            <text:p><text:span text:style-name="T6">sm</text:span></text:p>
          </table:table-cell>
          <table:table-cell table:style-name="ce17" office:value-type="string" calcext:value-type="string">
            <text:p>3F<text:span text:style-name="T5">3F</text:span></text:p>
            <text:p><text:span text:style-name="T6">eu</text:span></text:p>
          </table:table-cell>
          <table:table-cell table:style-name="ce17" office:value-type="string" calcext:value-type="string">
            <text:p>40<text:span text:style-name="T5">40</text:span></text:p>
            <text:p><text:span text:style-name="T6">gd</text:span></text:p>
          </table:table-cell>
          <table:table-cell table:style-name="ce17" office:value-type="string" calcext:value-type="string">
            <text:p>41<text:span text:style-name="T5">41</text:span></text:p>
            <text:p><text:span text:style-name="T6">tb</text:span></text:p>
          </table:table-cell>
          <table:table-cell table:style-name="ce17" office:value-type="string" calcext:value-type="string">
            <text:p>42<text:span text:style-name="T5">42</text:span></text:p>
            <text:p><text:span text:style-name="T6">dy</text:span></text:p>
          </table:table-cell>
          <table:table-cell table:style-name="ce17" office:value-type="string" calcext:value-type="string">
            <text:p>43<text:span text:style-name="T5">43</text:span></text:p>
            <text:p><text:span text:style-name="T6">ho</text:span></text:p>
          </table:table-cell>
          <table:table-cell table:style-name="ce17" office:value-type="string" calcext:value-type="string">
            <text:p>44<text:span text:style-name="T5">44</text:span></text:p>
            <text:p><text:span text:style-name="T6">er</text:span></text:p>
          </table:table-cell>
          <table:table-cell table:style-name="ce17" office:value-type="string" calcext:value-type="string">
            <text:p>45<text:span text:style-name="T5">45</text:span></text:p>
            <text:p><text:span text:style-name="T6">tm</text:span></text:p>
          </table:table-cell>
          <table:table-cell table:style-name="ce17" office:value-type="string" calcext:value-type="string">
            <text:p>46<text:span text:style-name="T5">46</text:span></text:p>
            <text:p><text:span text:style-name="T6">yb</text:span></text:p>
          </table:table-cell>
          <table:table-cell table:style-name="ce11" table:number-columns-repeated="2"/>
          <table:table-cell table:style-name="ce12" table:number-columns-repeated="7"/>
          <table:table-cell table:number-columns-repeated="998"/>
        </table:table-row>
        <table:table-row table:style-name="ro3">
          <table:table-cell table:style-name="ce8"/>
          <table:table-cell table:style-name="ce11"/>
          <table:table-cell table:style-name="ce17" office:value-type="string" calcext:value-type="string">
            <text:p>59<text:span text:style-name="T5">59</text:span></text:p>
            <text:p><text:span text:style-name="T6">Ac</text:span></text:p>
          </table:table-cell>
          <table:table-cell table:style-name="ce17" office:value-type="string" calcext:value-type="string">
            <text:p>5L<text:span text:style-name="T5">5L</text:span></text:p>
            <text:p><text:span text:style-name="T6">th</text:span></text:p>
          </table:table-cell>
          <table:table-cell table:style-name="ce17" office:value-type="string" calcext:value-type="string">
            <text:p>5J<text:span text:style-name="T5">5J</text:span></text:p>
            <text:p><text:span text:style-name="T6">pa</text:span></text:p>
          </table:table-cell>
          <table:table-cell table:style-name="ce17" office:value-type="string" calcext:value-type="string">
            <text:p>5Q<text:span text:style-name="T5">5Q</text:span></text:p>
            <text:p><text:span text:style-name="T6">u</text:span></text:p>
          </table:table-cell>
          <table:table-cell table:style-name="ce17" office:value-type="string" calcext:value-type="string">
            <text:p>5W<text:span text:style-name="T5">5W</text:span></text:p>
            <text:p><text:span text:style-name="T6">np</text:span></text:p>
          </table:table-cell>
          <table:table-cell table:style-name="ce17" office:value-type="string" calcext:value-type="string">
            <text:p>5X<text:span text:style-name="T5">5X</text:span></text:p>
            <text:p><text:span text:style-name="T6">pu</text:span></text:p>
          </table:table-cell>
          <table:table-cell table:style-name="ce17" office:value-type="string" calcext:value-type="string">
            <text:p>5F<text:span text:style-name="T5">5F</text:span></text:p>
            <text:p><text:span text:style-name="T6">am</text:span></text:p>
          </table:table-cell>
          <table:table-cell table:style-name="ce17" office:value-type="string" calcext:value-type="string">
            <text:p>60<text:span text:style-name="T5">60</text:span></text:p>
            <text:p><text:span text:style-name="T6">cm</text:span></text:p>
          </table:table-cell>
          <table:table-cell table:style-name="ce17" office:value-type="string" calcext:value-type="string">
            <text:p>61<text:span text:style-name="T5">61</text:span></text:p>
            <text:p><text:span text:style-name="T6">bk</text:span></text:p>
          </table:table-cell>
          <table:table-cell table:style-name="ce17" office:value-type="string" calcext:value-type="string">
            <text:p>62<text:span text:style-name="T5">62</text:span></text:p>
            <text:p><text:span text:style-name="T6">cf</text:span></text:p>
          </table:table-cell>
          <table:table-cell table:style-name="ce17" office:value-type="string" calcext:value-type="string">
            <text:p>63<text:span text:style-name="T5">63</text:span></text:p>
            <text:p><text:span text:style-name="T6">es</text:span></text:p>
          </table:table-cell>
          <table:table-cell table:style-name="ce17" office:value-type="string" calcext:value-type="string">
            <text:p>64<text:span text:style-name="T5">64</text:span></text:p>
            <text:p><text:span text:style-name="T6">fm</text:span></text:p>
          </table:table-cell>
          <table:table-cell table:style-name="ce17" office:value-type="string" calcext:value-type="string">
            <text:p>65<text:span text:style-name="T5">65</text:span></text:p>
            <text:p><text:span text:style-name="T6">md</text:span></text:p>
          </table:table-cell>
          <table:table-cell table:style-name="ce17" office:value-type="string" calcext:value-type="string">
            <text:p>66<text:span text:style-name="T5">66</text:span></text:p>
            <text:p><text:span text:style-name="T6">no</text:span></text:p>
          </table:table-cell>
          <table:table-cell table:style-name="ce11" table:number-columns-repeated="2"/>
          <table:table-cell table:style-name="ce12" table:number-columns-repeated="7"/>
          <table:table-cell table:number-columns-repeated="998"/>
        </table:table-row>
        <table:table-row table:style-name="ro4" table:number-rows-repeated="5">
          <table:table-cell table:style-name="ce8"/>
          <table:table-cell table:style-name="ce11" table:number-columns-repeated="17"/>
          <table:table-cell table:style-name="ce12" table:number-columns-repeated="7"/>
          <table:table-cell table:number-columns-repeated="998"/>
        </table:table-row>
        <table:table-row table:style-name="ro5" table:number-rows-repeated="985"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6" table:number-rows-repeated="1047575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erif" svg:font-family="Serif"/>
    <style:font-face style:name="hin54" svg:font-family="hin54" style:font-pitch="variable"/>
    <style:font-face style:name="hin54binv" svg:font-family="hin54binv" style:font-pitch="variable"/>
    <style:font-face style:name="hin58" svg:font-family="hin58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print-page-order="ttb" style:first-page-number="continue" style:scale-to="73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7:15:07.098011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0T02:24:56.193771213</dc:date>
    <meta:editing-duration>PT2H6M32S</meta:editing-duration>
    <meta:editing-cycles>33</meta:editing-cycles>
    <meta:document-statistic meta:table-count="1" meta:cell-count="138" meta:object-count="0"/>
  </office:meta>
</office:document-meta>
</file>